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4" style:family="paragraph" style:parent-style-name="Standard">
      <style:paragraph-properties fo:text-align="justify" style:justify-single-word="false"/>
      <style:text-properties officeooo:rsid="00137da5" officeooo:paragraph-rsid="0015eb60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7d5d1" style:font-weight-asian="normal" style:font-weight-complex="normal"/>
    </style:style>
    <style:style style:name="T3" style:family="text">
      <style:text-properties fo:font-weight="normal" officeooo:rsid="00181c3b" style:font-weight-asian="normal" style:font-weight-complex="normal"/>
    </style:style>
    <style:style style:name="T4" style:family="text">
      <style:text-properties fo:font-weight="normal" officeooo:rsid="0018c2f9" style:font-weight-asian="normal" style:font-weight-complex="normal"/>
    </style:style>
    <style:style style:name="T5" style:family="text">
      <style:text-properties fo:font-weight="normal" officeooo:rsid="001a78ee" style:font-weight-asian="normal" style:font-weight-complex="normal"/>
    </style:style>
    <style:style style:name="T6" style:family="text">
      <style:text-properties officeooo:rsid="0015eb60"/>
    </style:style>
    <style:style style:name="T7" style:family="text">
      <style:text-properties officeooo:rsid="0017d5d1"/>
    </style:style>
    <style:style style:name="T8" style:family="text">
      <style:text-properties officeooo:rsid="00181c3b"/>
    </style:style>
    <style:style style:name="T9" style:family="text">
      <style:text-properties officeooo:rsid="0018c2f9"/>
    </style:style>
    <style:style style:name="T10" style:family="text">
      <style:text-properties officeooo:rsid="001a78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<text:span text:style-name="T3">Procedimiento </text:span><text:span text:style-name="T5">está bien</text:span><text:span text:style-name="T3">. </text:span><text:span text:style-name="T5">Pero te equivocas al principio, cuando escribes (2x^2+y^2)/xy</text:span><text:span text:style-name="T2">. </text:span><text:span text:style-name="T5">Es (2x^2-y^2)/xy. A partir de ahí está ya todo cambiado. Te doy 8/10.</text:span></text:p>
      <text:p text:style-name="P5"/>
      <text:p text:style-name="P2"><text:span text:style-name="T1">Ejercicio 2:</text:span> Perfecto (10/10).</text:p>
      <text:p text:style-name="P5"/>
      <text:p text:style-name="P2"><text:span text:style-name="T1">Ejercicio 3:</text:span> <text:span text:style-name="T10">Perfecto (10 /10).</text:span></text:p>
      <text:p text:style-name="P5"/>
      <text:p text:style-name="P2"><text:span text:style-name="T1">Ejercicio 4:</text:span> <text:span text:style-name="T10">Perfecto (10/10)</text:span></text:p>
      <text:p text:style-name="P6"/>
      <text:p text:style-name="P4"><text:span text:style-name="T1">Ejercicio 5:</text:span> <text:span text:style-name="T9">Al final pequeños errores 8/10.</text:span></text:p>
      <text:p text:style-name="P6"/>
      <text:p text:style-name="P3"><text:span text:style-name="T1">Ejercicio 6: </text:span>Está bien 10/10</text:p>
      <text:p text:style-name="P6"/>
      <text:p text:style-name="P3"><text:span text:style-name="T1">Ejercicio 7:</text:span> <text:span text:style-name="T10">Perfecto 10/10</text:span></text:p>
      <text:p text:style-name="P6"/>
      <text:p text:style-name="P3"><text:span text:style-name="T1">Ejercicio 8:</text:span> <text:span text:style-name="T10">Perfecto 10/10. </text:span></text:p>
      <text:p text:style-name="P6"/>
      <text:p text:style-name="P3"><text:span text:style-name="T1">Ejercicio 9:</text:span> <text:span text:style-name="T6">Perfecto 10/10</text:span></text:p>
      <text:p text:style-name="P6"/>
      <text:p text:style-name="P3"><text:span text:style-name="T1">Nota: </text:span><text:bookmark-start text:name="__DdeLink__81_398190948"/><text:bookmark-start text:name="__DdeLink__78_2189117109"/><text:bookmark-start text:name="__DdeLink__92_187082592"/><text:span text:style-name="T2">(</text:span><text:span text:style-name="T5">8</text:span><text:span text:style-name="T4">+10+</text:span><text:span text:style-name="T5">10</text:span><text:span text:style-name="T4">+</text:span><text:span text:style-name="T5">10</text:span><text:span text:style-name="T4">+8+10+</text:span><text:span text:style-name="T5">10</text:span><text:span text:style-name="T4">+</text:span><text:span text:style-name="T5">1</text:span><text:span text:style-name="T4">0+10</text:span><text:span text:style-name="T2">)/9</text:span><text:bookmark-end text:name="__DdeLink__81_398190948"/><text:bookmark-end text:name="__DdeLink__78_2189117109"/><text:bookmark-end text:name="__DdeLink__92_187082592"/><text:span text:style-name="T2">=</text:span><text:span text:style-name="T5">9.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6:58:16.589246335</dc:date>
    <meta:editing-duration>PT1H22M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65" meta:character-count="453" meta:non-whitespace-character-count="397"/>
  </office:meta>
</office:document-meta>
</file>